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noun/s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he Tempest and Italian Improvised Theatre</text:p>
          </table:table-cell>
          <table:table-cell table:style-name="ce1" office:value-type="string" calcext:value-type="string">
            <text:p>Andrew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“Dost thou hear?” On the Rhetoric of Narrative in The Tempest</text:p>
          </table:table-cell>
          <table:table-cell table:style-name="ce1" office:value-type="string" calcext:value-type="string">
            <text:p>Bigliazzi, Silvi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ellifying Shakespeare: Celestial Imperialism and the Advent of Universal Genius</text:p>
          </table:table-cell>
          <table:table-cell table:style-name="ce1" office:value-type="string" calcext:value-type="string">
            <text:p>Borlik, T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“Suppos’d to be rais’d by Magick”, or The Tempest ‘made fit’</text:p>
          </table:table-cell>
          <table:table-cell table:style-name="ce1" office:value-type="string" calcext:value-type="string">
            <text:p>Bigliazzi, Silvi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 Tempestuous Noise: on the Acoustics and Vocalics of Storms</text:p>
          </table:table-cell>
          <table:table-cell table:style-name="ce1" office:value-type="string" calcext:value-type="string">
            <text:p>Bigliazzi, Silvi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e Notes on Ariel's Song</text:p>
          </table:table-cell>
          <table:table-cell table:style-name="ce1" office:value-type="string" calcext:value-type="string">
            <text:p>Fair, John Tyree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human Persuasion</text:p>
          </table:table-cell>
          <table:table-cell table:style-name="ce1" office:value-type="string" calcext:value-type="string">
            <text:p>Gibbons, Daniel R.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Winter's Tale: Parodic Wordplay in the Play and its Title</text:p>
          </table:table-cell>
          <table:table-cell table:style-name="ce1" office:value-type="string" calcext:value-type="string">
            <text:p>Golz, Davi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Tempest as Theatrical Magic</text:p>
          </table:table-cell>
          <table:table-cell table:style-name="ce1" office:value-type="string" calcext:value-type="string">
            <text:p>Gurr, Andrew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k, Hark!: Nursery Rhymes in The Tempest</text:p>
          </table:table-cell>
          <table:table-cell table:style-name="ce1" office:value-type="string" calcext:value-type="string">
            <text:p>Harper, L. M. 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Tempest : Rejection of a Vanity</text:p>
          </table:table-cell>
          <table:table-cell table:style-name="ce1" office:value-type="string" calcext:value-type="string">
            <text:p>Henze, Richard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Genesis of Ariel</text:p>
          </table:table-cell>
          <table:table-cell table:style-name="ce1" office:value-type="string" calcext:value-type="string">
            <text:p>Johnson, W. Stacy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glo-Ottoman Anxieties in the Tempest: from Displacement to Exclusion</text:p>
          </table:table-cell>
          <table:table-cell table:style-name="ce1" office:value-type="string" calcext:value-type="string">
            <text:p>Kantarbaeva-Bill Irin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Mention of "gender-ambiguity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King's Coral Body: A Natural History of Coral and the Post-Tragic Ecology of The Tempest</text:p>
          </table:table-cell>
          <table:table-cell/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spero’s Chimera of Indulgence: The Subaltern in Shakespeare’s</text:p>
          </table:table-cell>
          <table:table-cell table:style-name="ce1" office:value-type="string" calcext:value-type="string">
            <text:p>Lahiri, Papiy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"Noises, / Sounds, and sweet airs": The Burden of Shakespeare's Tempest</text:p>
          </table:table-cell>
          <table:table-cell table:style-name="ce1" office:value-type="string" calcext:value-type="string">
            <text:p>Neill, Mitchae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Tempest and the Renaissance Idea of Man</text:p>
          </table:table-cell>
          <table:table-cell table:style-name="ce1" office:value-type="string" calcext:value-type="string">
            <text:p>Phillips, James E.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Probable Origin of Ariel</text:p>
          </table:table-cell>
          <table:table-cell table:style-name="ce1" office:value-type="string" calcext:value-type="string">
            <text:p>Reed, Robert R. 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erdotal Vestiges in The Tempest</text:p>
          </table:table-cell>
          <table:table-cell table:style-name="ce1" office:value-type="string" calcext:value-type="string">
            <text:p>Reid, Robert Lanier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He/S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Tempest’s Other Plots</text:p>
          </table:table-cell>
          <table:table-cell table:style-name="ce1" office:value-type="string" calcext:value-type="string">
            <text:p>Sarkar, Debapriya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Labyrinth and the Oracle</text:p>
          </table:table-cell>
          <table:table-cell table:style-name="ce1" office:value-type="string" calcext:value-type="string">
            <text:p>Serpieri, Alessandro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iel and the Masque in The Tempest</text:p>
          </table:table-cell>
          <table:table-cell table:style-name="ce1" office:value-type="string" calcext:value-type="string">
            <text:p>Smith, Irwin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umerology in the Time Scheme of the Tempest</text:p>
          </table:table-cell>
          <table:table-cell table:style-name="ce1" office:value-type="string" calcext:value-type="string">
            <text:p>Sokol, B. J. 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akespeare's Ecclesiasticus 28.2-5: A Biblical Source for Ariel's Doctrine of Mercy</text:p>
          </table:table-cell>
          <table:table-cell table:style-name="ce1" office:value-type="string" calcext:value-type="string">
            <text:p>Stritmatter, R.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rpheus, Leander, and Ariel</text:p>
          </table:table-cell>
          <table:table-cell table:style-name="ce1" office:value-type="string" calcext:value-type="string">
            <text:p>Tarantino, E. 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 moral idea of language in Shakespeare’s The Tempest</text:p>
          </table:table-cell>
          <table:table-cell table:style-name="ce1" office:value-type="string" calcext:value-type="string">
            <text:p>Troupp, 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 Thousand Voices: Performing Ariel</text:p>
          </table:table-cell>
          <table:table-cell table:style-name="ce1" office:value-type="string" calcext:value-type="string">
            <text:p>Callaghan, Dympn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 Note on The Tempest</text:p>
          </table:table-cell>
          <table:table-cell table:style-name="ce1" office:value-type="string" calcext:value-type="string">
            <text:p>James Westfall Thompson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iel's Liberty</text:p>
          </table:table-cell>
          <table:table-cell table:style-name="ce1" office:value-type="string" calcext:value-type="string">
            <text:p>Katheine Steele Broka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sero's Girls</text:p>
          </table:table-cell>
          <table:table-cell table:style-name="ce1" office:value-type="string" calcext:value-type="string">
            <text:p>Deanne William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Music of The Tempest</text:p>
          </table:table-cell>
          <table:table-cell table:style-name="ce1" office:value-type="string" calcext:value-type="string">
            <text:p>Joshua Cohe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spero's Game? A Discussion of Chaos and Control in Shakespeare's The Tempest</text:p>
          </table:table-cell>
          <table:table-cell table:style-name="ce1" office:value-type="string" calcext:value-type="string">
            <text:p>Ida Enga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storal Tragicomedy and</text:p>
            <text:p>The Tempest</text:p>
          </table:table-cell>
          <table:table-cell table:style-name="ce1" office:value-type="string" calcext:value-type="string">
            <text:p>Robert Henk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Jonsonian Tempest</text:p>
          </table:table-cell>
          <table:table-cell table:style-name="ce1" office:value-type="string" calcext:value-type="string">
            <text:p>Roger Holdsworth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Art of Tale-Telling</text:p>
            <text:p>in William Shakespeare’s The Tempest</text:p>
          </table:table-cell>
          <table:table-cell table:style-name="ce1" office:value-type="string" calcext:value-type="string">
            <text:p>Daniel Kaczyński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akespeare's "Still-Vexed" Tempest</text:p>
          </table:table-cell>
          <table:table-cell table:style-name="ce1" office:value-type="string" calcext:value-type="string">
            <text:p>Maurice Hun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"Magical Sprit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el as Ceres</text:p>
          </table:table-cell>
          <table:table-cell table:style-name="ce1" office:value-type="string" calcext:value-type="string">
            <text:p>Irwin Smith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remonial Magic in "The Tempest"</text:p>
          </table:table-cell>
          <table:table-cell table:style-name="ce1" office:value-type="string" calcext:value-type="string">
            <text:p>West, Robert H.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He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" meta:object-count="0"/>
    <meta:generator>LibreOfficeDev/6.0.5.2$Linux_X86_64 LibreOffice_project/</meta:generator>
  </office:meta>
</office:document-meta>
</file>